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30pt" fo:font-style="normal" style:text-underline-style="none" fo:font-weight="normal" officeooo:rsid="0010a58e" officeooo:paragraph-rsid="000ed8a8" style:text-blinking="false" fo:background-color="transparent" style:font-size-asian="26.25pt" style:font-weight-asian="normal" style:font-size-complex="30pt" style:font-weight-complex="normal"/>
    </style:style>
    <style:style style:name="P2"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30pt" fo:font-style="normal" style:text-underline-style="solid" style:text-underline-width="auto" style:text-underline-color="font-color" fo:font-weight="bold" officeooo:rsid="0010a58e" officeooo:paragraph-rsid="000ed8a8" style:text-blinking="false" fo:background-color="transparent" style:font-size-asian="26.25pt" style:font-weight-asian="bold" style:font-size-complex="30pt" style:font-weight-complex="bold"/>
    </style:style>
    <style:style style:name="P3" style:family="paragraph" style:parent-style-name="Standard">
      <style:paragraph-properties fo:text-align="end" style:justify-single-word="false"/>
      <style:text-properties fo:font-variant="normal" fo:text-transform="none" fo:color="#000000" style:text-line-through-style="none" style:text-line-through-type="none" style:font-name="Arial" fo:font-size="11.25pt" fo:font-style="normal" style:text-underline-style="none" fo:font-weight="normal" officeooo:rsid="0010a58e" officeooo:paragraph-rsid="000ed8a8" style:text-blinking="false" fo:background-color="transparent"/>
    </style:style>
    <style:style style:name="P4" style:family="paragraph" style:parent-style-name="Standard">
      <style:paragraph-properties fo:text-align="end" style:justify-single-word="false"/>
      <style:text-properties fo:font-variant="normal" fo:text-transform="none" fo:color="#000000" style:text-line-through-style="none" style:text-line-through-type="none" style:font-name="Arial" fo:font-size="11.25pt" fo:font-style="normal" style:text-underline-style="none" fo:font-weight="normal" officeooo:rsid="000ed8a8" officeooo:paragraph-rsid="000ed8a8" style:text-blinking="false" fo:background-color="transparent"/>
    </style:style>
    <style:style style:name="P5"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2pt" fo:font-style="normal" style:text-underline-style="none" fo:font-weight="normal" officeooo:rsid="0010a58e" officeooo:paragraph-rsid="000ed8a8" style:text-blinking="false" fo:background-color="transparent"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2pt" fo:font-style="normal" style:text-underline-style="none" fo:font-weight="normal" officeooo:rsid="000ef6d6" officeooo:paragraph-rsid="000ef6d6" style:text-blinking="false" fo:background-color="transparent"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officeooo:rsid="000ef6d6" officeooo:paragraph-rsid="000ef6d6" style:text-blinking="false" fo:background-color="transparent"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5pt" fo:font-style="normal" style:text-underline-style="none" fo:font-weight="bold" officeooo:rsid="0010a58e" officeooo:paragraph-rsid="000ed8a8" style:text-blinking="false" fo:background-color="transparent" style:font-size-asian="13.1000003814697pt" style:font-weight-asian="bold" style:font-size-complex="15pt" style:font-weight-complex="bold"/>
    </style:style>
    <style:style style:name="P9" style:family="paragraph" style:parent-style-name="Standard">
      <style:paragraph-properties fo:text-align="center" style:justify-single-word="false"/>
      <style:text-properties officeooo:paragraph-rsid="000ef6d6"/>
    </style:style>
    <style:style style:name="P10" style:family="paragraph" style:parent-style-name="Text_20_body">
      <style:paragraph-properties fo:text-align="center" style:justify-single-word="false"/>
      <style:text-properties fo:font-variant="normal" fo:text-transform="none" fo:color="#000000" style:text-line-through-style="none" style:text-line-through-type="none" style:font-name="Arial" fo:font-size="12pt" fo:font-style="normal" style:text-underline-style="none" fo:font-weight="normal" officeooo:rsid="000ef6d6" officeooo:paragraph-rsid="000ef6d6" style:text-blinking="false" fo:background-color="transparent" style:font-size-asian="12pt" style:font-weight-asian="normal" style:font-size-complex="12pt" style:font-weight-complex="normal"/>
    </style:style>
    <style:style style:name="T1" style:family="text">
      <style:text-properties officeooo:rsid="000ed8a8"/>
    </style:style>
    <style:style style:name="T2" style:family="text">
      <style:text-properties fo:font-weight="bold"/>
    </style:style>
    <style:style style:name="T3" style:family="text">
      <style:text-properties fo:font-variant="normal" fo:text-transform="none" fo:color="#000000" style:text-line-through-style="none" style:text-line-through-type="none" style:font-name="Arial" fo:font-size="12pt" fo:font-style="normal" style:text-underline-style="none" fo:font-weight="bold" officeooo:rsid="000ef6d6" style:text-blinking="false" fo:background-color="transparent" loext:char-shading-value="0" style:font-size-asian="12pt" style:font-weight-asian="normal" style:font-size-complex="12pt" style:font-weight-complex="normal"/>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0ef6d6" style:text-blinking="false" fo:background-color="transparent" loext:char-shading-value="0"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 Nacional De Río Cuarto</text:p>
      <text:p text:style-name="P3">Facultad de <text:s/>Ciencias Exactas, Fco-Qcas y Naturales</text:p>
      <text:p text:style-name="P3">Departamento de Computación</text:p>
      <text:p text:style-name="P3"><text:span text:style-name="T1">Base de datos</text:span> (<text:span text:style-name="T1">1959</text:span>)</text:p>
      <text:p text:style-name="P4">Año 2015</text:p>
      <text:p text:style-name="P2"/>
      <text:p text:style-name="P2"/>
      <text:p text:style-name="P1"/>
      <text:p text:style-name="P1">Proyecto: </text:p>
      <text:p text:style-name="P1"><text:span text:style-name="T1">Base de datos del juego “c</text:span>uatro en línea” <text:span text:style-name="T1">(connect 4)</text:span></text:p>
      <text:p text:style-name="P1"/>
      <text:p text:style-name="P1"/>
      <text:p text:style-name="P1"/>
      <text:p text:style-name="P1"/>
      <text:p text:style-name="P1"/>
      <text:p text:style-name="P8">Integrantes:</text:p>
      <text:p text:style-name="P5">Calcagno Camila, DNI: 38.339.428</text:p>
      <text:p text:style-name="P5">Martinez Agustín, DNI: 35.915.393</text:p>
      <text:p text:style-name="P5">Passalacqua Santiago, DNI: 36.133.37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Introducción</text:p>
      <text:p text:style-name="P7"/>
      <text:p text:style-name="P9"><text:span text:style-name="T3">Conecta 4</text:span><text:span text:style-name="T4"> (también conocido como </text:span><text:span text:style-name="T3">4 en Raya</text:span><text:span text:style-name="T4"> en algunas versiones) es un juego para dos jugadores, en el que se introducen fichas en un tablero vertical con el objetivo de alinear cuatro consecutivas de un mismo color</text:span></text:p>
      <text:p text:style-name="P6"/>
      <text:p text:style-name="P6"/>
      <text:p text:style-name="P6"/>
      <text:p text:style-name="P6"/>
      <text:p text:style-name="P6"/>
      <text:p text:style-name="P6">Objetivo del juego:</text:p>
      <text:p text:style-name="P10">El objetivo de "Conecta 4" es alinear cuatro fichas sobre un tablero formado por seis filas y siete columnas. Cada jugador dispone de 21 fichas de un color según el tamaño del tablero . Por turnos, los jugadores deben introducir una ficha en la columna que prefieran (siempre que no esté completa) y ésta caerá a la posición más baja. Gana la partida el primero que consiga alinear cuatro fichas consecutivas de un mismo color en horizontal, vertical o diagonal. Si todas las columnas están llenas pero nadie ha hecho una fila válida, hay empate.</text:p>
      <text:p text:style-name="Text_20_body">Conecta 4 es un juego de <text:a xlink:type="simple" xlink:href="http://es.wikipedia.org/wiki/Juego_abstracto">estrategia abstracta</text:a> donde los contrincantes disponen de <text:a xlink:type="simple" xlink:href="http://es.wikipedia.org/wiki/Información_perfecta">información perfecta</text:a>. Por norma general, el primer jugador tiene más posibilidades de ganar si introduce la primera ficha en la columna central. Si lo hace en las contiguas se puede forzar un empate, mientras que si la mete en las más alejadas del centro su rival puede vencerle con más facilidad.<text:bookmark text:name="cite_ref-mates_3-0"/><text:a xlink:type="simple" xlink:href="http://es.wikipedia.org/wiki/Conecta_4#cite_note-mates-3">3</text:a></text:p>
      <text:p text:style-name="Text_20_body">Existe una versión de mesa y otra de viaje. "Conecta 4" es una variante de "Captain's Mistress", un juego de mecánica similar pero donde las fichas de plástico se sustituyen por bolas de mader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20:09:44.224792409</meta:creation-date>
    <dc:date>2015-05-20T20:17:23.633684502</dc:date>
    <meta:editing-duration>PT3M59S</meta:editing-duration>
    <meta:editing-cycles>2</meta:editing-cycles>
    <meta:generator>LibreOffice/4.2.8.2$Linux_x86 LibreOffice_project/420m0$Build-2</meta:generator>
    <meta:document-statistic meta:table-count="0" meta:image-count="0" meta:object-count="0" meta:page-count="2" meta:paragraph-count="17" meta:word-count="280" meta:character-count="1683" meta:non-whitespace-character-count="1418"/>
  </office:meta>
</office:document-meta>
</file>